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c6f82" officeooo:paragraph-rsid="001c6f82" style:font-size-asian="10.5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language="en" fo:country="US" officeooo:rsid="001c6f82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2"/><text:span text:style-name="T2"><text:s text:c="3"/></text:span><text:span text:style-name="T3">The Adventure Game</text:span></text:p>
      <text:p text:style-name="Standard"/>
      <text:p text:style-name="P1"><text:span text:style-name="T1">Cel na igrata e igracot da dojde ziv do krajot na nivoto ziv. Igracot vozi niz vselenata I naogja na 3 tipovi na neprijateli koi se obiduvaat da go unistat.</text:span></text:p>
      <text:p text:style-name="P1"/>
      <text:p text:style-name="P1"><text:span text:style-name="T1">Igracot moze da ostane vo zivot dokolku bide pogoden pomalku od 40 pati od kursumite na neprijatelot, ako dobie poveke od 40 kursumi toj umira.</text:span></text:p>
      <text:p text:style-name="P1"/>
      <text:p text:style-name="P1"><text:span text:style-name="T1">Tri tipovi na neprijateli:</text:span></text:p>
      <text:p text:style-name="P1"/>
      <text:p text:style-name="P1"><text:span text:style-name="T1">1. Poulpi cii sto kursumi mu odzemaat po 1 health od zdravjeto na igracot no isto taka igracot moze da go ubie so 1 hit point.</text:span></text:p>
      <text:p text:style-name="P1"/>
      <text:p text:style-name="P1"><text:span text:style-name="T1">2. Invisable Poulpi: gi ima istite karakteristiki kako Poulpi samo sto e nevidliv.</text:span></text:p>
      <text:p text:style-name="P1"/>
      <text:p text:style-name="P1"><text:span text:style-name="T1">3. The Wizard <text:s/>koj umira po nekolku hit points od strana na igracot isto taka mu odzema poveke health na igracot.</text:span></text:p>
      <text:p text:style-name="P1"/>
      <text:p text:style-name="P1"><text:span text:style-name="T1">Good Luck. :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45S</meta:editing-duration>
    <meta:editing-cycles>3</meta:editing-cycles>
    <meta:generator>LibreOffice/4.3.2.2$Windows_x86 LibreOffice_project/edfb5295ba211bd31ad47d0bad0118690f76407d</meta:generator>
    <dc:date>2015-03-22T14:12:07.504000000</dc:date>
    <meta:document-statistic meta:table-count="0" meta:image-count="0" meta:object-count="0" meta:page-count="1" meta:paragraph-count="8" meta:word-count="125" meta:character-count="732" meta:non-whitespace-character-count="559"/>
    <meta:user-defined meta:name="Info 1"/>
    <meta:user-defined meta:name="Info 2"/>
    <meta:user-defined meta:name="Info 3"/>
    <meta:user-defined meta:name="Info 4"/>
  </office:meta>
</office:document-meta>
</file>